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Contents">
      <style:paragraph-properties fo:text-align="center" style:justify-single-word="false"/>
      <style:text-properties style:font-name="Courier New"/>
    </style:style>
    <style:style style:name="P3" style:family="paragraph" style:parent-style-name="Frame_20_contents">
      <style:paragraph-properties fo:text-align="end" style:justify-single-word="false"/>
      <style:text-properties style:font-name="Courier New"/>
    </style:style>
    <style:style style:name="P4" style:family="paragraph" style:parent-style-name="Standard">
      <style:text-properties style:font-name="Courier New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.0598in" fo:border="0.0008in solid #000000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4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rame1" text:anchor-type="paragraph" svg:width="3.9236in" draw:z-index="0"><draw:text-box fo:min-height="2.822in"><text:p text:style-name="P3"><draw:frame text:anchor-type="paragraph" draw:z-index="8" draw:style-name="gr3" svg:width="0.5287in" svg:height="0.2476in" svg:x="0.1063in" svg:y="0.2528in"><draw:text-box><text:p>r= R/4</text:p></draw:text-box></draw:frame><draw:circle text:anchor-type="paragraph" draw:z-index="7" draw:style-name="gr2" draw:text-style-name="P6" svg:width="0.4161in" svg:height="0.4161in" svg:x="2.6701in" svg:y="0.1402in"><text:p/></draw:circle><draw:circle text:anchor-type="paragraph" draw:z-index="6" draw:style-name="gr2" draw:text-style-name="P6" svg:width="0.4161in" svg:height="0.4161in" svg:x="2.0291in" svg:y="0.1402in"><text:p/></draw:circle><draw:circle text:anchor-type="paragraph" draw:z-index="5" draw:style-name="gr2" draw:text-style-name="P6" svg:width="0.4161in" svg:height="0.4161in" svg:x="0.6346in" svg:y="0.1402in"><text:p/></draw:circle><draw:circle text:anchor-type="paragraph" draw:z-index="4" draw:style-name="gr2" draw:text-style-name="P6" svg:width="0.4161in" svg:height="0.4161in" svg:x="1.2193in" svg:y="0.1402in"><text:p/></draw:circle><draw:circle text:anchor-type="paragraph" draw:z-index="3" draw:style-name="gr1" draw:text-style-name="P6" svg:width="0.8331in" svg:height="0.8331in" svg:x="0.7362in" svg:y="0.3654in"><text:p text:style-name="P6">radius R/2</text:p></draw:circle><draw:circle text:anchor-type="paragraph" draw:z-index="2" draw:style-name="gr2" draw:text-style-name="P6" svg:width="0.8331in" svg:height="0.8331in" svg:x="2.1417in" svg:y="0.3654in"><text:p/></draw:circle><draw:circle text:anchor-type="paragraph" draw:z-index="1" draw:style-name="gr1" draw:text-style-name="P5" svg:width="1.6421in" svg:height="1.6421in" svg:x="1.0736in" svg:y="0.6917in"><text:p text:style-name="P5">radius R</text:p></draw:circle></text:p><text:p text:style-name="P3">3</text:p><text:p text:style-name="P3"/><text:p text:style-name="P3">2</text:p><text:p text:style-name="P3"/><text:p text:style-name="P3">1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Row </text:p>
          </table:table-cell>
          <table:table-cell table:style-name="Table1.A1" office:value-type="string">
            <text:p text:style-name="P2">X-value</text:p>
          </table:table-cell>
          <table:table-cell table:style-name="Table1.A1" office:value-type="string">
            <text:p text:style-name="P2">Y-value</text:p>
          </table:table-cell>
        </table:table-row>
        <table:table-row>
          <table:table-cell table:style-name="Table1.A2" office:value-type="string">
            <text:p text:style-name="P1">Row 1</text:p>
          </table:table-cell>
          <table:table-cell table:style-name="Table1.A2" table:number-columns-spanned="2" office:value-type="string">
            <text:p text:style-name="P2">(A, B)</text:p>
          </table:table-cell>
          <table:covered-table-cell/>
        </table:table-row>
        <table:table-row>
          <table:table-cell table:style-name="Table1.A1" office:value-type="string">
            <text:p text:style-name="P1">Row 2</text:p>
          </table:table-cell>
          <table:table-cell table:style-name="Table1.A1" table:number-columns-spanned="2" office:value-type="string">
            <text:p text:style-name="P2">(A – R/2, B – R/2)</text:p>
          </table:table-cell>
          <table:covered-table-cell/>
        </table:table-row>
        <table:table-row>
          <table:table-cell table:style-name="Table1.A2" office:value-type="string">
            <text:p text:style-name="P1"/>
          </table:table-cell>
          <table:table-cell table:style-name="Table1.A2" table:number-columns-spanned="2" office:value-type="string">
            <text:p text:style-name="P2">(A + 3(R/2), B – R/2)</text:p>
          </table:table-cell>
          <table:covered-table-cell/>
        </table:table-row>
        <table:table-row>
          <table:table-cell table:style-name="Table1.A1" office:value-type="string">
            <text:p text:style-name="P1">Row 3</text:p>
          </table:table-cell>
          <table:table-cell table:style-name="Table1.A1" table:number-columns-spanned="2" office:value-type="string">
            <text:p text:style-name="P2">(A – 3(R/4), B – 3(R/4)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Movsheva</meta:initial-creator>
    <meta:creation-date>2017-06-09T21:16:54</meta:creation-date>
    <meta:document-statistic meta:table-count="1" meta:image-count="0" meta:object-count="0" meta:page-count="1" meta:paragraph-count="13" meta:word-count="32" meta:character-count="105"/>
    <dc:date>2017-06-09T21:36:44</dc:date>
    <dc:creator>Maria Movsheva</dc:creator>
    <meta:editing-duration>PT4M39S</meta:editing-duration>
    <meta:editing-cycles>1</meta:editing-cycles>
    <meta:generator>OpenOffice/4.0.1$Unix OpenOffice.org_project/401m5$Build-9714</meta:generator>
  </office:meta>
</office:document-meta>
</file>